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ffffff" draw:marker-start-width="0.314cm" draw:marker-end-width="0.314cm" draw:fill="solid" draw:fill-color="#ccdcee" draw:fill-gradient-name="Gradient_20_8" draw:textarea-vertical-align="bottom" draw:auto-grow-height="false" fo:padding-top="-0.127cm" fo:padding-bottom="-0.025cm" fo:padding-left="0.288cm" fo:padding-right="0.288cm" draw:shadow="hidden" draw:shadow-offset-x="0.305cm" draw:shadow-offset-y="0.305cm" draw:shadow-color="#cccccc" draw:shadow-opacity="20%"/>
    </style:style>
    <style:style style:name="gr2" style:family="graphic" style:parent-style-name="standard">
      <style:graphic-properties svg:stroke-width="0.025cm" svg:stroke-color="#ffffff" draw:marker-start-width="0.237cm" draw:marker-end-width="0.237cm" draw:fill-color="#6e91bd" draw:fill-gradient-name="Gradient_20_10" draw:textarea-vertical-align="middle" draw:auto-grow-height="false" fo:padding-top="0.025cm" fo:padding-bottom="0.025cm" fo:padding-left="0.262cm" fo:padding-right="0.262cm" draw:shadow-offset-x="0.305cm" draw:shadow-offset-y="0.305cm" draw:shadow-color="#cccccc" draw:shadow-opacity="20%"/>
    </style:style>
    <style:style style:name="gr3" style:family="graphic" style:parent-style-name="standard">
      <style:graphic-properties svg:stroke-width="0.025cm" svg:stroke-color="#ffffff" draw:marker-start-width="0.237cm" draw:marker-end-width="0.237cm" draw:fill-color="#6e91bd" draw:fill-gradient-name="Gradient_20_10" draw:textarea-vertical-align="middle" draw:auto-grow-height="false" fo:padding-top="0.137cm" fo:padding-bottom="0.137cm" fo:padding-left="0.262cm" fo:padding-right="0.262cm" draw:shadow="hidden" draw:shadow-offset-x="0.305cm" draw:shadow-offset-y="0.305cm" draw:shadow-color="#cccccc" draw:shadow-opacity="20%"/>
    </style:style>
    <style:style style:name="gr4" style:family="graphic" style:parent-style-name="standard">
      <style:graphic-properties svg:stroke-width="0.025cm" svg:stroke-color="#ffffff" draw:marker-start-width="0.237cm" draw:marker-end-width="0.237cm" draw:fill-color="#6e91bd" draw:fill-gradient-name="Gradient_20_10" draw:textarea-vertical-align="middle" draw:auto-grow-height="false" fo:padding-top="0.137cm" fo:padding-bottom="0.137cm" fo:padding-left="0.262cm" fo:padding-right="0.262cm" draw:shadow-offset-x="0.305cm" draw:shadow-offset-y="0.305cm" draw:shadow-color="#cccccc" draw:shadow-opacity="20%"/>
    </style:style>
    <style:style style:name="gr5" style:family="graphic" style:parent-style-name="standard">
      <style:graphic-properties svg:stroke-width="0.051cm" svg:stroke-color="#ffffff" draw:marker-start-width="0.276cm" draw:marker-end-width="0.276cm" draw:fill-color="#ccdcee" draw:fill-gradient-name="Gradient_20_10" draw:textarea-vertical-align="bottom" draw:auto-grow-height="false" fo:padding-top="0.15cm" fo:padding-bottom="0.051cm" fo:padding-left="0.275cm" fo:padding-right="0.275cm" draw:shadow-offset-x="0.305cm" draw:shadow-offset-y="0.305cm" draw:shadow-color="#cccccc" draw:shadow-opacity="20%"/>
    </style:style>
    <style:style style:name="gr6" style:family="graphic" style:parent-style-name="standard">
      <style:graphic-properties draw:stroke="solid" svg:stroke-width="0.025cm" svg:stroke-color="#ffffff" draw:marker-start-width="0.237cm" draw:marker-end-width="0.237cm" draw:fill="solid" draw:fill-color="#6e91bd" draw:fill-gradient-name="Gradient_20_10" draw:textarea-vertical-align="middle" draw:auto-grow-height="false" fo:padding-top="0.137cm" fo:padding-bottom="0.137cm" fo:padding-left="0.262cm" fo:padding-right="0.262cm" draw:shadow="hidden" draw:shadow-offset-x="0.305cm" draw:shadow-offset-y="0.305cm" draw:shadow-color="#cccccc" draw:shadow-opacity="20%"/>
    </style:style>
    <style:style style:name="gr7" style:family="graphic" style:parent-style-name="standard">
      <style:graphic-properties draw:stroke="none" svg:stroke-color="#000000" draw:fill="none" draw:fill-color="#ffffff" fo:min-height="1.045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center" fo:text-indent="0cm" style:text-autospace="none"/>
      <style:text-properties fo:font-family="'Futura Medium'" style:font-family-generic="swiss" style:font-pitch="variable" fo:font-size="15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P3" style:family="paragraph">
      <style:paragraph-properties fo:margin-left="0cm" fo:margin-right="0cm" fo:text-align="center" fo:text-indent="0cm" style:text-autospace="none"/>
      <style:text-properties fo:color="#ffffff" fo:font-family="'Futura Medium'" style:font-family-generic="swiss" style:font-pitch="variable" fo:font-size="14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P4" style:family="paragraph">
      <style:paragraph-properties fo:margin-left="0cm" fo:margin-right="0cm" fo:text-align="center" fo:text-indent="0cm" style:text-autospace="none"/>
      <style:text-properties fo:color="#ffffff" fo:font-family="'Futura Medium'" style:font-family-generic="swiss" style:font-pitch="variable" fo:font-size="14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'Futura Medium'" style:font-style-name="Regular" style:font-family-generic="swiss" style:font-pitch="variable" fo:font-size="20pt" fo:font-style="normal" fo:font-weight="normal" style:font-size-asian="18pt" style:font-size-complex="18pt"/>
    </style:style>
    <style:style style:name="T1" style:family="text">
      <style:text-properties fo:font-family="'Futura Medium'" style:font-family-generic="swiss" style:font-pitch="variable" fo:font-size="15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2" style:family="text">
      <style:text-properties fo:font-family="'Futura Medium'" style:font-family-generic="swiss" style:font-pitch="variable" fo:font-size="13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3" style:family="text">
      <style:text-properties fo:color="#ffffff" fo:font-family="'Futura Medium'" style:font-family-generic="swiss" style:font-pitch="variable" fo:font-size="14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4" style:family="text">
      <style:text-properties fo:color="#ffffff" fo:font-family="'Futura Medium'" style:font-family-generic="swiss" style:font-pitch="variable" fo:font-size="14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5" style:family="text">
      <style:text-properties fo:font-family="'Futura Medium'" style:font-family-generic="swiss" style:font-pitch="variable" fo:font-size="15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6" style:family="text">
      <style:text-properties fo:font-family="'Futura Medium'" style:font-family-generic="swiss" style:font-pitch="variable" fo:font-size="15pt" fo:font-style="italic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7" style:family="text">
      <style:text-properties fo:font-family="'Futura Medium'" style:font-style-name="Regular" style:font-family-generic="swiss" style:font-pitch="variable" fo:font-size="20pt" fo:font-style="normal" fo:font-weight="normal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9.652cm" svg:height="11.303cm" svg:x="6.071cm" svg:y="5.817cm">
          <text:p text:style-name="P1"><text:span text:style-name="T1">Admin Node</text:span></text:p>
          <text:p text:style-name="P1"><text:span text:style-name="T2">≥ </text:span><text:span text:style-name="T2">2 cores, ≥ 4 GB 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9.06382978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937cm" svg:height="0.762cm" svg:x="11.151cm" svg:y="9.754cm">
          <text:p text:style-name="P1"><text:span text:style-name="T3">gridF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974cm" svg:height="0.761cm" svg:x="11.114cm" svg:y="8.866cm">
          <text:p text:style-name="P1"><text:span text:style-name="T3">dc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937cm" svg:height="0.762cm" svg:x="6.579cm" svg:y="7.976cm">
          <text:p text:style-name="P1"><text:span text:style-name="T3">lm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937cm" svg:height="0.761cm" svg:x="6.579cm" svg:y="8.866cm">
          <text:p text:style-name="P1"><text:span text:style-name="T3">pool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937cm" svg:height="0.762cm" svg:x="6.579cm" svg:y="9.754cm">
          <text:p text:style-name="P1"><text:span text:style-name="T3">adminDo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937cm" svg:height="0.762cm" svg:x="6.579cm" svg:y="10.643cm">
          <text:p text:style-name="P1"><text:span text:style-name="T3">http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937cm" svg:height="0.762cm" svg:x="6.579cm" svg:y="11.532cm">
          <text:p text:style-name="P1"><text:span text:style-name="T3">utility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974cm" svg:height="0.762cm" svg:x="11.114cm" svg:y="7.976cm">
          <text:p text:style-name="P1"><text:span text:style-name="T4">SRM+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974cm" svg:height="0.762cm" svg:x="11.114cm" svg:y="6.198cm">
          <text:p text:style-name="P1"><text:span text:style-name="T4">pnfs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573cm" svg:height="5.207cm" svg:x="15.977cm" svg:y="5.817cm">
          <text:p text:style-name="P1"><text:span text:style-name="T5">Pool Node </text:span><text:span text:style-name="T6">xN</text:span></text:p>
          <text:p text:style-name="P1"><text:span text:style-name="T2">≥</text:span><text:span text:style-name="T2">2 cores, GigE</text:span></text:p>
          <text:p text:style-name="P1"><text:span text:style-name="T2">≥</text:span><text:span text:style-name="T2">4 GB 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683cm" svg:height="0.762cm" svg:x="16.486cm" svg:y="6.071cm">
          <text:p text:style-name="P1"><text:span text:style-name="T4">pool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937cm" svg:height="0.762cm" svg:x="6.579cm" svg:y="6.198cm">
          <text:p text:style-name="P1"><text:span text:style-name="T4">gplazma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937cm" svg:height="0.762cm" svg:x="6.579cm" svg:y="7.087cm">
          <text:p text:style-name="P1"><text:span text:style-name="T4">Info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3.843cm" svg:height="1.295cm" svg:x="6.325cm" svg:y="4.674cm">
          <draw:text-box>
            <text:p text:style-name="P5"><text:span text:style-name="T7">OSG Small Scale dCache Installation</text:span></text:p>
          </draw:text-box>
        </draw:frame>
        <draw:custom-shape draw:style-name="gr4" draw:text-style-name="P4" draw:layer="layout" svg:width="3.937cm" svg:height="0.762cm" svg:x="6.579cm" svg:y="12.421cm">
          <text:p text:style-name="P1"><text:span text:style-name="T4">dir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937cm" svg:height="0.762cm" svg:x="11.151cm" svg:y="13.31cm">
          <text:p text:style-name="P1"><text:span text:style-name="T4">bc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937cm" svg:height="0.762cm" svg:x="11.151cm" svg:y="12.421cm">
          <text:p text:style-name="P1"><text:span text:style-name="T4">hsmc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937cm" svg:height="0.762cm" svg:x="11.151cm" svg:y="14.199cm">
          <text:p text:style-name="P1"><text:span text:style-name="T4">bi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937cm" svg:height="0.762cm" svg:x="11.151cm" svg:y="10.643cm">
          <text:p text:style-name="P1"><text:span text:style-name="T4">m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937cm" svg:height="0.762cm" svg:x="11.151cm" svg:y="11.532cm">
          <text:p text:style-name="P1"><text:span text:style-name="T4">s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937cm" svg:height="0.762cm" svg:x="6.579cm" svg:y="14.199cm">
          <text:p text:style-name="P1"><text:span text:style-name="T4">replica (doo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937cm" svg:height="0.762cm" svg:x="6.579cm" svg:y="13.31cm">
          <text:p text:style-name="P1"><text:span text:style-name="T4">do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937cm" svg:height="0.762cm" svg:x="11.151cm" svg:y="7.087cm">
          <text:p text:style-name="P1"><text:span text:style-name="T4">pn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683cm" svg:height="0.762cm" svg:x="16.486cm" svg:y="6.96cm">
          <text:p text:style-name="P1"><text:span text:style-name="T4">do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00ffff" draw:end-color="#0099ff" draw:start-intensity="100%" draw:end-intensity="100%" draw:angle="0" draw:border="30%"/>
    <draw:gradient draw:name="Gradient_20_8" draw:display-name="Gradient 8" draw:style="linear" draw:start-color="#ffff00" draw:end-color="#b3b300" draw:start-intensity="100%" draw:end-intensity="100%" draw:angle="0" draw:border="3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initial-creator>Forrest Christian</meta:initial-creator>
    <meta:creation-date>2007-02-01T09:50:58</meta:creation-date>
    <dc:date>2007-09-10T15:27:29</dc:date>
    <dc:language>en-US</dc:language>
    <meta:editing-cycles>14</meta:editing-cycles>
    <meta:editing-duration>PT7H32M28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